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896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1.4306in"/>
    </style:style>
    <style:style style:name="Table1.C" style:family="table-column">
      <style:table-column-properties style:column-width="1.4389in"/>
    </style:style>
    <style:style style:name="Table1.D" style:family="table-column">
      <style:table-column-properties style:column-width="1.4396in"/>
    </style:style>
    <style:style style:name="Table1.G" style:family="table-column">
      <style:table-column-properties style:column-width="1.3736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D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fo:font-size="11pt" fo:font-weight="bold" officeooo:rsid="0011ce95" officeooo:paragraph-rsid="00a10e74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1pt" fo:font-weight="bold" officeooo:rsid="0060db31" officeooo:paragraph-rsid="006207e1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11ce95" officeooo:paragraph-rsid="0011ce9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officeooo:rsid="009c1924" officeooo:paragraph-rsid="009c192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1pt" fo:font-weight="bold" officeooo:rsid="004940de" officeooo:paragraph-rsid="004940d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11ce95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6207e1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230a70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fo:font-size="11pt" fo:font-weight="bold" officeooo:rsid="00230a70" officeooo:paragraph-rsid="00230a70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24f208" officeooo:paragraph-rsid="0065dd31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4f208" officeooo:paragraph-rsid="006a35d0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4f208" officeooo:paragraph-rsid="006ba96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4f208" officeooo:paragraph-rsid="0028f8c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4f208" officeooo:paragraph-rsid="0024f20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f208" officeooo:paragraph-rsid="00f2b50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4f208" officeooo:paragraph-rsid="006d577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4f208" officeooo:paragraph-rsid="00fbff6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3a39ee" officeooo:paragraph-rsid="003a39e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3a39ee" officeooo:paragraph-rsid="006dd17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3a39ee" officeooo:paragraph-rsid="00d528f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3a39ee" officeooo:paragraph-rsid="00fd902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3a39ee" officeooo:paragraph-rsid="00ff11a4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a45492" officeooo:paragraph-rsid="00a45492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a45492" officeooo:paragraph-rsid="00a99c0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a45492" officeooo:paragraph-rsid="00b7f2f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a45492" officeooo:paragraph-rsid="00cb72af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a80c0c" officeooo:paragraph-rsid="00a80c0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a99c01" officeooo:paragraph-rsid="00a99c01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ab6f03" officeooo:paragraph-rsid="00afd08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ab6f03" officeooo:paragraph-rsid="00b0552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ab6f03" officeooo:paragraph-rsid="00b1d61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ab6f03" officeooo:paragraph-rsid="00c84b7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ab6f03" officeooo:paragraph-rsid="00f4841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bc3b71" officeooo:paragraph-rsid="00bc3b7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5d6308" officeooo:paragraph-rsid="005d630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3ce1d3" officeooo:paragraph-rsid="005d630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3ce1d3" officeooo:paragraph-rsid="005a9128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ad4f1" officeooo:paragraph-rsid="002ad4f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38a11c" officeooo:paragraph-rsid="0038a11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38a11c" officeooo:paragraph-rsid="00f3bede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100d233" officeooo:paragraph-rsid="0100d233" style:font-size-asian="10pt" style:font-size-complex="10pt"/>
    </style:style>
    <style:style style:name="P42" style:family="paragraph" style:parent-style-name="Table_20_Contents">
      <style:text-properties fo:font-size="10pt" fo:font-weight="bold" officeooo:rsid="0019c564" officeooo:paragraph-rsid="0019c564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bold" officeooo:rsid="0015d4ba" officeooo:paragraph-rsid="0015d4ba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fo:font-size="10pt" fo:font-weight="bold" officeooo:rsid="0014ccea" officeooo:paragraph-rsid="0014ccea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paragraph-rsid="00230a70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34ed22" officeooo:paragraph-rsid="00722f24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4ed22" officeooo:paragraph-rsid="00d732b1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4ed22" officeooo:paragraph-rsid="00dc0393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4ed22" officeooo:paragraph-rsid="00de8eb0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4ed22" officeooo:paragraph-rsid="00e217f7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4ed22" officeooo:paragraph-rsid="00ef643d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97a250" officeooo:paragraph-rsid="0097a250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paragraph-rsid="00e31586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2d6e1d" officeooo:paragraph-rsid="0084624d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2d6e1d" officeooo:paragraph-rsid="00da0b77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2d6e1d" officeooo:paragraph-rsid="00dd7d06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944746" officeooo:paragraph-rsid="00df72a8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8649d8" officeooo:paragraph-rsid="00e04e6d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1f7101" officeooo:paragraph-rsid="00e04e6d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1d88da" officeooo:paragraph-rsid="00e04e6d" style:font-size-asian="14pt" style:font-size-complex="14pt"/>
    </style:style>
    <style:style style:name="T1" style:family="text">
      <style:text-properties fo:color="#ffffff" officeooo:rsid="00230a70"/>
    </style:style>
    <style:style style:name="T2" style:family="text">
      <style:text-properties fo:color="#ffffff" officeooo:rsid="00721f7d"/>
    </style:style>
    <style:style style:name="T3" style:family="text">
      <style:text-properties fo:color="#ffffff" officeooo:rsid="008ed208"/>
    </style:style>
    <style:style style:name="T4" style:family="text">
      <style:text-properties fo:color="#ffffff" officeooo:rsid="009c1924"/>
    </style:style>
    <style:style style:name="T5" style:family="text">
      <style:text-properties officeooo:rsid="004383f4"/>
    </style:style>
    <style:style style:name="T6" style:family="text">
      <style:text-properties officeooo:rsid="0065dd31"/>
    </style:style>
    <style:style style:name="T7" style:family="text">
      <style:text-properties officeooo:rsid="00672a3f"/>
    </style:style>
    <style:style style:name="T8" style:family="text">
      <style:text-properties officeooo:rsid="0084624d"/>
    </style:style>
    <style:style style:name="T9" style:family="text">
      <style:text-properties officeooo:rsid="008f0412"/>
    </style:style>
    <style:style style:name="T10" style:family="text">
      <style:text-properties officeooo:rsid="00a45492"/>
    </style:style>
    <style:style style:name="T11" style:family="text">
      <style:text-properties officeooo:rsid="00aae3a2"/>
    </style:style>
    <style:style style:name="T12" style:family="text">
      <style:text-properties officeooo:rsid="00ab6f03"/>
    </style:style>
    <style:style style:name="T13" style:family="text">
      <style:text-properties officeooo:rsid="002d6e1d"/>
    </style:style>
    <style:style style:name="T14" style:family="text">
      <style:text-properties fo:font-size="10.5pt" fo:font-style="italic" fo:font-weight="normal" officeooo:rsid="00da0b77" style:font-size-asian="10.5pt" style:font-style-asian="italic" style:font-weight-asian="normal" style:font-size-complex="10.5pt" style:font-style-complex="italic" style:font-weight-complex="normal"/>
    </style:style>
    <style:style style:name="T15" style:family="text">
      <style:text-properties fo:font-size="10.5pt" fo:font-style="italic" fo:font-weight="normal" officeooo:rsid="00e04e6d" style:font-size-asian="10.5pt" style:font-style-asian="italic" style:font-weight-asian="normal" style:font-size-complex="10.5pt" style:font-style-complex="italic" style:font-weight-complex="normal"/>
    </style:style>
    <style:style style:name="T16" style:family="text">
      <style:text-properties fo:font-size="10.5pt" fo:font-style="italic" fo:font-weight="normal" officeooo:rsid="00dc0393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fo:font-size="10.5pt" fo:font-style="italic" fo:font-weight="normal" officeooo:rsid="00e217f7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fo:font-size="10.5pt" fo:font-style="italic" fo:font-weight="normal" officeooo:rsid="00f4a598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fo:font-size="10.5pt" fo:font-style="italic" fo:font-weight="normal" officeooo:rsid="00f61c37" style:font-size-asian="10.5pt" style:font-style-asian="italic" style:font-weight-asian="normal" style:font-size-complex="10.5pt" style:font-style-complex="italic" style:font-weight-complex="normal"/>
    </style:style>
    <style:style style:name="T20" style:family="text">
      <style:text-properties fo:font-size="10.5pt" fo:font-style="italic" fo:font-weight="normal" officeooo:rsid="00f80d1f" style:font-size-asian="10.5pt" style:font-style-asian="italic" style:font-weight-asian="normal" style:font-size-complex="10.5pt" style:font-style-complex="italic" style:font-weight-complex="normal"/>
    </style:style>
    <style:style style:name="T21" style:family="text">
      <style:text-properties fo:font-size="10.5pt" fo:font-style="italic" fo:font-weight="normal" officeooo:rsid="00f88cd9" style:font-size-asian="10.5pt" style:font-style-asian="italic" style:font-weight-asian="normal" style:font-size-complex="10.5pt" style:font-style-complex="italic" style:font-weight-complex="normal"/>
    </style:style>
    <style:style style:name="T22" style:family="text">
      <style:text-properties fo:font-size="10.5pt" fo:font-style="italic" officeooo:rsid="00da0b77" style:font-size-asian="10.5pt" style:font-style-asian="italic" style:font-size-complex="10.5pt" style:font-style-complex="italic"/>
    </style:style>
    <style:style style:name="T23" style:family="text">
      <style:text-properties fo:font-size="10.5pt" fo:font-style="italic" officeooo:rsid="00f4a598" style:font-size-asian="10.5pt" style:font-style-asian="italic" style:font-size-complex="10.5pt" style:font-style-complex="italic"/>
    </style:style>
    <style:style style:name="T24" style:family="text">
      <style:text-properties officeooo:rsid="003a39ee"/>
    </style:style>
    <style:style style:name="T25" style:family="text">
      <style:text-properties officeooo:rsid="00f118ca"/>
    </style:style>
    <style:style style:name="T26" style:family="text">
      <style:text-properties officeooo:rsid="00f27060"/>
    </style:style>
    <style:style style:name="T27" style:family="text">
      <style:text-properties officeooo:rsid="00fa3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row>
          <table:table-cell table:style-name="Table1.A1" table:number-rows-spanned="2" office:value-type="string">
            <text:p text:style-name="P3">Coping Strategy</text:p>
          </table:table-cell>
          <table:table-cell table:style-name="Table1.A1" table:number-columns-spanned="2" office:value-type="string">
            <text:p text:style-name="P4">Emotions <text:span text:style-name="T11">(AND)</text:span></text:p>
          </table:table-cell>
          <table:covered-table-cell/>
          <table:table-cell table:style-name="Table1.A1" table:number-columns-spanned="3" office:value-type="string">
            <text:p text:style-name="P45"><text:span text:style-name="T1">Need </text:span><text:span text:style-name="T4">[a</text:span><text:span text:style-name="T3"> AND (b OR c)</text:span><text:span text:style-name="T4">]</text:span></text:p>
          </table:table-cell>
          <table:covered-table-cell/>
          <table:covered-table-cell/>
          <table:table-cell table:style-name="Table1.G1" office:value-type="string">
            <text:p text:style-name="P9">Ability</text:p>
          </table:table-cell>
        </table:table-row>
        <table:table-row>
          <table:covered-table-cell/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Self</text:p>
          </table:table-cell>
          <table:table-cell table:style-name="Table1.D2" office:value-type="string">
            <text:p text:style-name="P6">Satisfaction</text:p>
            <text:p text:style-name="P6">Motive <text:span text:style-name="T9">(a)</text:span></text:p>
          </table:table-cell>
          <table:table-cell table:style-name="Table1.D2" office:value-type="string">
            <text:p text:style-name="P6">Achievement</text:p>
            <text:p text:style-name="P6">Motive <text:span text:style-name="T9">(b)</text:span></text:p>
          </table:table-cell>
          <table:table-cell table:style-name="Table1.D2" office:value-type="string">
            <text:p text:style-name="P6">External</text:p>
            <text:p text:style-name="P6">Motive <text:span text:style-name="T9">(c)</text:span></text:p>
          </table:table-cell>
          <table:table-cell table:style-name="Table1.G2" office:value-type="string">
            <text:p text:style-name="P8">Controllability</text:p>
          </table:table-cell>
        </table:table-row>
        <table:table-row>
          <table:table-cell table:style-name="Table1.A3" office:value-type="string">
            <text:p text:style-name="P44">Planning</text:p>
          </table:table-cell>
          <table:table-cell table:style-name="Table1.B3" office:value-type="string">
            <text:p text:style-name="P23">Neutral | Positive</text:p>
          </table:table-cell>
          <table:table-cell table:style-name="Table1.B3" office:value-type="string">
            <text:p text:style-name="P27">Any</text:p>
          </table:table-cell>
          <table:table-cell table:style-name="Table1.D3" office:value-type="string">
            <text:p text:style-name="P54">–/<text:span text:style-name="T8">+</text:span></text:p>
          </table:table-cell>
          <table:table-cell table:style-name="Table1.D3" office:value-type="string">
            <text:p text:style-name="P60"><text:span text:style-name="T20">h</text:span><text:span text:style-name="T14">igh </text:span>+</text:p>
          </table:table-cell>
          <table:table-cell table:style-name="Table1.D3" office:value-type="string">
            <text:p text:style-name="P59"><text:span text:style-name="T20">h</text:span><text:span text:style-name="T14">igh </text:span>+</text:p>
          </table:table-cell>
          <table:table-cell table:style-name="Table1.G3" office:value-type="string">
            <text:p text:style-name="P14">High</text:p>
          </table:table-cell>
        </table:table-row>
        <table:table-row>
          <table:table-cell table:style-name="Table1.A3" office:value-type="string">
            <text:p text:style-name="P44">Active Coping</text:p>
          </table:table-cell>
          <table:table-cell table:style-name="Table1.B3" office:value-type="string">
            <text:p text:style-name="P27">Any</text:p>
          </table:table-cell>
          <table:table-cell table:style-name="Table1.B3" office:value-type="string">
            <text:p text:style-name="P33"><text:span text:style-name="T10">Neutral | </text:span>Negative</text:p>
          </table:table-cell>
          <table:table-cell table:style-name="Table1.D3" office:value-type="string">
            <text:p text:style-name="P54">–/<text:span text:style-name="T8">+</text:span></text:p>
          </table:table-cell>
          <table:table-cell table:style-name="Table1.D3" office:value-type="string">
            <text:p text:style-name="P59"><text:span text:style-name="T19">m</text:span><text:span text:style-name="T15">ed </text:span>+</text:p>
          </table:table-cell>
          <table:table-cell table:style-name="Table1.D3" office:value-type="string">
            <text:p text:style-name="P59"><text:span text:style-name="T19">m</text:span><text:span text:style-name="T15">ed </text:span>+</text:p>
          </table:table-cell>
          <table:table-cell table:style-name="Table1.G3" office:value-type="string">
            <text:p text:style-name="P13">High</text:p>
          </table:table-cell>
        </table:table-row>
        <table:table-row>
          <table:table-cell table:style-name="Table1.A3" office:value-type="string">
            <text:p text:style-name="P43">Seeking S<text:span text:style-name="T5">ocial </text:span>S<text:span text:style-name="T5">upport</text:span> for Instrumental Reasons</text:p>
          </table:table-cell>
          <table:table-cell table:style-name="Table1.B3" office:value-type="string">
            <text:p text:style-name="P24">Neutral | Positive</text:p>
          </table:table-cell>
          <table:table-cell table:style-name="Table1.B3" office:value-type="string">
            <text:p text:style-name="P28">Any</text:p>
          </table:table-cell>
          <table:table-cell table:style-name="Table1.D3" office:value-type="string">
            <text:p text:style-name="P54">–/<text:span text:style-name="T8">+</text:span></text:p>
          </table:table-cell>
          <table:table-cell table:style-name="Table1.D3" office:value-type="string">
            <text:p text:style-name="P59"><text:span text:style-name="T18">l</text:span><text:span text:style-name="T15">ow </text:span>+</text:p>
          </table:table-cell>
          <table:table-cell table:style-name="Table1.D3" office:value-type="string">
            <text:p text:style-name="P58"><text:span text:style-name="T18">l</text:span><text:span text:style-name="T15">ow </text:span>+</text:p>
          </table:table-cell>
          <table:table-cell table:style-name="Table1.G3" office:value-type="string">
            <text:p text:style-name="P38">Low</text:p>
          </table:table-cell>
        </table:table-row>
        <table:table-row>
          <table:table-cell table:style-name="Table1.A6" office:value-type="string">
            <text:p text:style-name="P42">Acceptance</text:p>
          </table:table-cell>
          <table:table-cell table:style-name="Table1.B3" office:value-type="string">
            <text:p text:style-name="P32">Negative</text:p>
          </table:table-cell>
          <table:table-cell table:style-name="Table1.B3" office:value-type="string">
            <text:p text:style-name="P29">Negative</text:p>
          </table:table-cell>
          <table:table-cell table:style-name="Table1.D3" office:value-type="string">
            <text:p text:style-name="P49"><text:span text:style-name="T18">h</text:span><text:span text:style-name="T14">igh </text:span>–</text:p>
          </table:table-cell>
          <table:table-cell table:style-name="Table1.D3" office:value-type="string">
            <text:p text:style-name="P46"><text:span text:style-name="T18">h</text:span><text:span text:style-name="T14">igh </text:span>–</text:p>
          </table:table-cell>
          <table:table-cell table:style-name="Table1.D3" office:value-type="string">
            <text:p text:style-name="P55"><text:span text:style-name="T23">h</text:span><text:span text:style-name="T22">igh </text:span>–</text:p>
          </table:table-cell>
          <table:table-cell table:style-name="Table1.G3" office:value-type="string">
            <text:p text:style-name="P37">No</text:p>
          </table:table-cell>
        </table:table-row>
        <table:table-row>
          <table:table-cell table:style-name="Table1.A6" office:value-type="string">
            <text:p text:style-name="P42">Mental Disengagement</text:p>
          </table:table-cell>
          <table:table-cell table:style-name="Table1.B3" office:value-type="string">
            <text:p text:style-name="P26">Neutral | <text:span text:style-name="T12">Negative</text:span></text:p>
          </table:table-cell>
          <table:table-cell table:style-name="Table1.B3" office:value-type="string">
            <text:p text:style-name="P31"><text:span text:style-name="T10">Neutral | </text:span>Negative</text:p>
          </table:table-cell>
          <table:table-cell table:style-name="Table1.D3" office:value-type="string">
            <text:p text:style-name="P57"><text:span text:style-name="T16">low/med </text:span>–</text:p>
          </table:table-cell>
          <table:table-cell table:style-name="Table1.D3" office:value-type="string">
            <text:p text:style-name="P48"><text:span text:style-name="T16">low/med </text:span>–</text:p>
          </table:table-cell>
          <table:table-cell table:style-name="Table1.D3" office:value-type="string">
            <text:p text:style-name="P56"><text:span text:style-name="T16">low/med </text:span>–</text:p>
          </table:table-cell>
          <table:table-cell table:style-name="Table1.G3" office:value-type="string">
            <text:p text:style-name="P41">No</text:p>
          </table:table-cell>
        </table:table-row>
        <table:table-row>
          <table:table-cell table:style-name="Table1.A6" office:value-type="string">
            <text:p text:style-name="P42">Shifting Responsibility</text:p>
          </table:table-cell>
          <table:table-cell table:style-name="Table1.B3" office:value-type="string">
            <text:p text:style-name="P25">Neutral | Positive</text:p>
          </table:table-cell>
          <table:table-cell table:style-name="Table1.B3" office:value-type="string">
            <text:p text:style-name="P30">Negative</text:p>
          </table:table-cell>
          <table:table-cell table:style-name="Table1.D3" office:value-type="string">
            <text:p text:style-name="P53"><text:span text:style-name="T21">h</text:span><text:span text:style-name="T14">igh </text:span>–</text:p>
          </table:table-cell>
          <table:table-cell table:style-name="Table1.D3" office:value-type="string">
            <text:p text:style-name="P51">–<text:span text:style-name="T13">/+</text:span></text:p>
          </table:table-cell>
          <table:table-cell table:style-name="Table1.D3" office:value-type="string">
            <text:p text:style-name="P47">–<text:span text:style-name="T13">/+</text:span></text:p>
          </table:table-cell>
          <table:table-cell table:style-name="Table1.G3" office:value-type="string">
            <text:p text:style-name="P36">No | Low</text:p>
          </table:table-cell>
        </table:table-row>
        <table:table-row>
          <table:table-cell table:style-name="Table1.A6" office:value-type="string">
            <text:p text:style-name="P42">Wishful Thinking</text:p>
          </table:table-cell>
          <table:table-cell table:style-name="Table1.B3" office:value-type="string">
            <text:p text:style-name="P25">Neutral | Positive</text:p>
          </table:table-cell>
          <table:table-cell table:style-name="Table1.B3" office:value-type="string">
            <text:p text:style-name="P34">Any</text:p>
          </table:table-cell>
          <table:table-cell table:style-name="Table1.D3" office:value-type="string">
            <text:p text:style-name="P52">+</text:p>
          </table:table-cell>
          <table:table-cell table:style-name="Table1.D3" office:value-type="string">
            <text:p text:style-name="P50"><text:span text:style-name="T17">l</text:span><text:span text:style-name="T15">ow/</text:span><text:span text:style-name="T17">med </text:span>–<text:span text:style-name="T13">/+</text:span></text:p>
          </table:table-cell>
          <table:table-cell table:style-name="Table1.D3" office:value-type="string">
            <text:p text:style-name="P50"><text:span text:style-name="T17">l</text:span><text:span text:style-name="T15">ow/</text:span><text:span text:style-name="T17">med </text:span>–<text:span text:style-name="T13">/+</text:span></text:p>
          </table:table-cell>
          <table:table-cell table:style-name="Table1.G3" office:value-type="string">
            <text:p text:style-name="P35">L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9:09.443105172</meta:creation-date>
    <dc:date>2016-05-17T10:40:17.138409383</dc:date>
    <meta:editing-duration>P1DT4H50M19S</meta:editing-duration>
    <meta:editing-cycles>235</meta:editing-cycles>
    <meta:generator>LibreOffice/4.2.8.2$Linux_X86_64 LibreOffice_project/420m0$Build-2</meta:generator>
    <meta:document-statistic meta:table-count="1" meta:image-count="0" meta:object-count="0" meta:page-count="1" meta:paragraph-count="62" meta:word-count="105" meta:character-count="588" meta:non-whitespace-character-count="538"/>
  </office:meta>
</office:document-meta>
</file>